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6000001C5B0A15033C1A17942.png" manifest:media-type="image/png"/>
  <manifest:file-entry manifest:full-path="Pictures/100000000000043A0000009E1EAB65086037AB72.png" manifest:media-type="image/png"/>
  <manifest:file-entry manifest:full-path="Pictures/10000000000003B7000000C68C91F6DE486A4B19.png" manifest:media-type="image/png"/>
  <manifest:file-entry manifest:full-path="Pictures/100000000000040A000000F75DD1D058BAB3793B.png" manifest:media-type="image/png"/>
  <manifest:file-entry manifest:full-path="Pictures/10000000000003FB000001F0B354E1BC2E49B2BA.png" manifest:media-type="image/png"/>
  <manifest:file-entry manifest:full-path="Pictures/1000000000000335000001D26A78330A0B521B25.png" manifest:media-type="image/png"/>
  <manifest:file-entry manifest:full-path="Pictures/10000000000003480000011C2D9684AFCDD60ACA.png" manifest:media-type="image/png"/>
  <manifest:file-entry manifest:full-path="Pictures/10000000000003AD000000CA7C8597A56D57E1AC.png" manifest:media-type="image/png"/>
  <manifest:file-entry manifest:full-path="Pictures/1000000000000235000001EDA7C6DA471AF5E479.png" manifest:media-type="image/png"/>
  <manifest:file-entry manifest:full-path="Pictures/100000000000039A0000019C3D83C386EB8066C2.png" manifest:media-type="image/png"/>
  <manifest:file-entry manifest:full-path="Pictures/100000000000039E000000C1A4F0E176134DCEF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4b9" officeooo:paragraph-rsid="0001d4b9"/>
    </style:style>
    <style:style style:name="P2" style:family="paragraph" style:parent-style-name="Standard">
      <style:text-properties officeooo:rsid="0002e976" officeooo:paragraph-rsid="0002e976"/>
    </style:style>
    <style:style style:name="P3" style:family="paragraph" style:parent-style-name="Standard">
      <style:text-properties fo:font-weight="normal" officeooo:rsid="0002e976" officeooo:paragraph-rsid="0002e976" style:font-weight-asian="normal" style:font-weight-complex="normal"/>
    </style:style>
    <style:style style:name="P4" style:family="paragraph" style:parent-style-name="Standard">
      <style:text-properties fo:font-weight="bold" officeooo:rsid="0002e976" officeooo:paragraph-rsid="0002e976" style:font-weight-asian="bold" style:font-weight-complex="bold"/>
    </style:style>
    <style:style style:name="P5" style:family="paragraph" style:parent-style-name="Standard">
      <style:text-properties fo:font-weight="bold" officeooo:rsid="0007aa30" officeooo:paragraph-rsid="0007aa30" style:font-weight-asian="bold" style:font-weight-complex="bold"/>
    </style:style>
    <style:style style:name="P6" style:family="paragraph" style:parent-style-name="Standard">
      <style:text-properties fo:font-weight="bold" officeooo:rsid="00049d44" officeooo:paragraph-rsid="00049d44" style:font-weight-asian="bold" style:font-weight-complex="bold"/>
    </style:style>
    <style:style style:name="P7" style:family="paragraph" style:parent-style-name="Standard">
      <style:text-properties fo:font-weight="bold" officeooo:rsid="000a0fea" officeooo:paragraph-rsid="0007aa30" style:font-weight-asian="bold" style:font-weight-complex="bold"/>
    </style:style>
    <style:style style:name="P8" style:family="paragraph" style:parent-style-name="Standard">
      <style:text-properties fo:font-weight="bold" officeooo:rsid="0007aa30" officeooo:paragraph-rsid="0007aa30" style:font-weight-asian="bold" style:font-weight-complex="bold"/>
    </style:style>
    <style:style style:name="P9" style:family="paragraph" style:parent-style-name="Standard">
      <style:text-properties fo:font-weight="bold" officeooo:rsid="000b5b73" officeooo:paragraph-rsid="000b5b7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Figura1" text:anchor-type="char" svg:width="17.59cm" svg:height="7.983cm" draw:z-index="4"><draw:image xlink:href="Pictures/10000000000003E6000001C5B0A15033C1A17942.png" xlink:type="simple" xlink:show="embed" xlink:actuate="onLoad" loext:mime-type="image/png"/></draw:frame><text:line-break/><text:span text:style-name="T1">SINGLETON</text:span></text:p>
      <text:p text:style-name="P4"/>
      <text:p text:style-name="P4"><draw:frame draw:style-name="fr1" draw:name="Figura3" text:anchor-type="char" svg:width="17.59cm" svg:height="4.202cm" draw:z-index="1"><draw:image xlink:href="Pictures/100000000000040A000000F75DD1D058BAB3793B.png" xlink:type="simple" xlink:show="embed" xlink:actuate="onLoad" loext:mime-type="image/png"/></draw:frame></text:p>
      <text:p text:style-name="P4"/>
      <text:p text:style-name="P3"/>
      <text:p text:style-name="P4">FACTORY METHOD</text:p>
      <text:p text:style-name="P4"/>
      <text:p text:style-name="P4"><draw:frame draw:style-name="fr1" draw:name="Figura4" text:anchor-type="char" svg:width="17.59cm" svg:height="5.946cm" draw:z-index="2"><draw:image xlink:href="Pictures/10000000000003480000011C2D9684AFCDD60ACA.png" xlink:type="simple" xlink:show="embed" xlink:actuate="onLoad" loext:mime-type="image/png"/></draw:frame></text:p>
      <text:p text:style-name="P4"><draw:frame draw:style-name="fr1" draw:name="Figura5" text:anchor-type="char" svg:width="17.59cm" svg:height="2.568cm" draw:z-index="3"><draw:image xlink:href="Pictures/100000000000043A0000009E1EAB65086037AB72.png" xlink:type="simple" xlink:show="embed" xlink:actuate="onLoad" loext:mime-type="image/png"/></draw:frame><text:soft-page-break/></text:p>
      <text:p text:style-name="P6">ABSTRACT METHOD</text:p>
      <text:p text:style-name="P6"/>
      <text:p text:style-name="P6"><draw:frame draw:style-name="fr4" draw:name="Figura2" text:anchor-type="char" svg:width="17.59cm" svg:height="8.56cm" draw:z-index="0"><draw:image xlink:href="Pictures/10000000000003FB000001F0B354E1BC2E49B2BA.png" xlink:type="simple" xlink:show="embed" xlink:actuate="onLoad" loext:mime-type="image/png"/></draw:frame></text:p>
      <text:p text:style-name="P3"/>
      <text:p text:style-name="P4"><draw:frame draw:style-name="fr3" draw:name="Figura6" text:anchor-type="char" svg:x="0.132cm" svg:y="4.12cm" svg:width="17.59cm" svg:height="3.775cm" draw:z-index="5"><draw:image xlink:href="Pictures/10000000000003AD000000CA7C8597A56D57E1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draw:frame draw:style-name="fr3" draw:name="Figura7" text:anchor-type="char" svg:x="1.321cm" svg:y="0.533cm" svg:width="14.949cm" svg:height="13.044cm" draw:z-index="6"><draw:image xlink:href="Pictures/1000000000000235000001EDA7C6DA471AF5E479.png" xlink:type="simple" xlink:show="embed" xlink:actuate="onLoad" loext:mime-type="image/png"/></draw:frame><text:soft-page-break/></text:p>
      <text:p text:style-name="P5"/>
      <text:p text:style-name="P5"/>
      <text:p text:style-name="P7">BUILDER</text:p>
      <text:p text:style-name="P5"/>
      <text:p text:style-name="P5"><draw:frame draw:style-name="fr1" draw:name="Figura8" text:anchor-type="char" svg:width="17.59cm" svg:height="3.662cm" draw:z-index="7"><draw:image xlink:href="Pictures/10000000000003B7000000C68C91F6DE486A4B1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2" draw:name="Figura9" text:anchor-type="char" svg:width="17.59cm" svg:height="7.86cm" draw:z-index="8"><draw:image xlink:href="Pictures/100000000000039A0000019C3D83C386EB8066C2.png" xlink:type="simple" xlink:show="embed" xlink:actuate="onLoad" loext:mime-type="image/png"/></draw:frame><text:line-break/></text:p>
      <text:p text:style-name="P9">PROTOTYPE</text:p>
      <text:p text:style-name="P9"/>
      <text:p text:style-name="P9"><draw:frame draw:style-name="fr1" draw:name="Figura10" text:anchor-type="char" svg:width="17.59cm" svg:height="3.665cm" draw:z-index="9"><draw:image xlink:href="Pictures/100000000000039E000000C1A4F0E176134DCEF0.png" xlink:type="simple" xlink:show="embed" xlink:actuate="onLoad" loext:mime-type="image/png"/></draw:frame></text:p>
      <text:p text:style-name="P9"/>
      <text:p text:style-name="P9"><draw:frame draw:style-name="fr1" draw:name="Figura11" text:anchor-type="char" svg:width="17.59cm" svg:height="9.984cm" draw:z-index="10"><draw:image xlink:href="Pictures/1000000000000335000001D26A78330A0B521B25.png" xlink:type="simple" xlink:show="embed" xlink:actuate="onLoad" loext:mime-type="image/png"/></draw:frame><text:soft-page-break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10T13:46:56.742000000</dc:date>
    <meta:editing-duration>PT7H51M58S</meta:editing-duration>
    <meta:editing-cycles>5</meta:editing-cycles>
    <meta:document-statistic meta:table-count="0" meta:image-count="11" meta:object-count="0" meta:page-count="5" meta:paragraph-count="6" meta:word-count="7" meta:character-count="56" meta:non-whitespace-character-count="52"/>
  </office:meta>
</office:document-meta>
</file>